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11-2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6-1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9656" calcext:value-type="float">
            <text:p>89.4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2392" calcext:value-type="float">
            <text:p>89.2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9072" calcext:value-type="float">
            <text:p>89.3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4896" calcext:value-type="float">
            <text:p>89.4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2952" calcext:value-type="float">
            <text:p>89.9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8504" calcext:value-type="float">
            <text:p>90.1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9088" calcext:value-type="float">
            <text:p>90.2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3408" calcext:value-type="float">
            <text:p>90.5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2112" calcext:value-type="float">
            <text:p>90.8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4136" calcext:value-type="float">
            <text:p>91.0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948" calcext:value-type="float">
            <text:p>91.0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8456" calcext:value-type="float">
            <text:p>91.2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9416" calcext:value-type="float">
            <text:p>91.3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6472" calcext:value-type="float">
            <text:p>91.4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62" calcext:value-type="float">
            <text:p>91.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7744" calcext:value-type="float">
            <text:p>91.6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8224" calcext:value-type="float">
            <text:p>91.7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052" calcext:value-type="float">
            <text:p>91.7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8912" calcext:value-type="float">
            <text:p>91.8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3776" calcext:value-type="float">
            <text:p>91.9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6552" calcext:value-type="float">
            <text:p>92.0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8744" calcext:value-type="float">
            <text:p>92.0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4088" calcext:value-type="float">
            <text:p>92.1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5904" calcext:value-type="float">
            <text:p>92.1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1144" calcext:value-type="float">
            <text:p>92.2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3336" calcext:value-type="float">
            <text:p>92.2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9432" calcext:value-type="float">
            <text:p>92.2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782" calcext:value-type="float">
            <text:p>92.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2312" calcext:value-type="float">
            <text:p>92.4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9368" calcext:value-type="float">
            <text:p>92.4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6112" calcext:value-type="float">
            <text:p>92.3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8512" calcext:value-type="float">
            <text:p>92.4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0432" calcext:value-type="float">
            <text:p>92.6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1496" calcext:value-type="float">
            <text:p>92.7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4648" calcext:value-type="float">
            <text:p>92.8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4856" calcext:value-type="float">
            <text:p>92.9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1264" calcext:value-type="float">
            <text:p>93.1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9928" calcext:value-type="float">
            <text:p>93.1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7548" calcext:value-type="float">
            <text:p>93.3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3016" calcext:value-type="float">
            <text:p>93.4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7984" calcext:value-type="float">
            <text:p>93.5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1888" calcext:value-type="float">
            <text:p>93.5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9904" calcext:value-type="float">
            <text:p>93.7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7856" calcext:value-type="float">
            <text:p>94.0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1112" calcext:value-type="float">
            <text:p>94.2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872" calcext:value-type="float">
            <text:p>94.2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3824" calcext:value-type="float">
            <text:p>94.6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052" calcext:value-type="float">
            <text:p>95.6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7136" calcext:value-type="float">
            <text:p>95.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5192" calcext:value-type="float">
            <text:p>96.4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39888" calcext:value-type="float">
            <text:p>96.6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8656" calcext:value-type="float">
            <text:p>96.6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304" calcext:value-type="float">
            <text:p>96.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2184" calcext:value-type="float">
            <text:p>96.7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52" calcext:value-type="float">
            <text:p>96.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0576" calcext:value-type="float">
            <text:p>96.8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164" calcext:value-type="float">
            <text:p>96.9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0136" calcext:value-type="float">
            <text:p>97.1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024" calcext:value-type="float">
            <text:p>97.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644" calcext:value-type="float">
            <text:p>97.2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9632" calcext:value-type="float">
            <text:p>97.6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5456" calcext:value-type="float">
            <text:p>97.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984" calcext:value-type="float">
            <text:p>97.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3952" calcext:value-type="float">
            <text:p>97.9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3784" calcext:value-type="float">
            <text:p>98.0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8" calcext:value-type="float">
            <text:p>98.2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6496" calcext:value-type="float">
            <text:p>98.4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9856" calcext:value-type="float">
            <text:p>98.6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6304" calcext:value-type="float">
            <text:p>99.2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6512" calcext:value-type="float">
            <text:p>99.3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3192" calcext:value-type="float">
            <text:p>99.4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4528" calcext:value-type="float">
            <text:p>99.4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488" calcext:value-type="float">
            <text:p>99.5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3232" calcext:value-type="float">
            <text:p>99.7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3272" calcext:value-type="float">
            <text:p>100.0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9096" calcext:value-type="float">
            <text:p>100.2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4584" calcext:value-type="float">
            <text:p>100.6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0216" calcext:value-type="float">
            <text:p>101.5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4808" calcext:value-type="float">
            <text:p>101.7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2448" calcext:value-type="float">
            <text:p>101.8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7376" calcext:value-type="float">
            <text:p>105.4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6392" calcext:value-type="float">
            <text:p>106.0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6096" calcext:value-type="float">
            <text:p>106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6136" calcext:value-type="float">
            <text:p>107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0416" calcext:value-type="float">
            <text:p>106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9664" calcext:value-type="float">
            <text:p>107.0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9664" calcext:value-type="float">
            <text:p>107.0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5344" calcext:value-type="float">
            <text:p>106.7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052" calcext:value-type="float">
            <text:p>107.0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7848" calcext:value-type="float">
            <text:p>106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1896" calcext:value-type="float">
            <text:p>107.3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57824" calcext:value-type="float">
            <text:p>107.5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9288" calcext:value-type="float">
            <text:p>107.0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0624" calcext:value-type="float">
            <text:p>107.1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8912" calcext:value-type="float">
            <text:p>107.1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1856" calcext:value-type="float">
            <text:p>107.0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86" calcext:value-type="float">
            <text:p>106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196" calcext:value-type="float">
            <text:p>107.1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3568" calcext:value-type="float">
            <text:p>107.0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7912" calcext:value-type="float">
            <text:p>106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7704" calcext:value-type="float">
            <text:p>106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6952" calcext:value-type="float">
            <text:p>106.6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2232" calcext:value-type="float">
            <text:p>107.0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5008" calcext:value-type="float">
            <text:p>107.1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3192" calcext:value-type="float">
            <text:p>107.0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7808" calcext:value-type="float">
            <text:p>106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2568" calcext:value-type="float">
            <text:p>106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0376" calcext:value-type="float">
            <text:p>106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7912" calcext:value-type="float">
            <text:p>106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3048" calcext:value-type="float">
            <text:p>106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188" calcext:value-type="float">
            <text:p>106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5744" calcext:value-type="float">
            <text:p>106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132" calcext:value-type="float">
            <text:p>105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0672" calcext:value-type="float">
            <text:p>105.9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4304" calcext:value-type="float">
            <text:p>106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0672" calcext:value-type="float">
            <text:p>105.9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9608" calcext:value-type="float">
            <text:p>105.8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9504" calcext:value-type="float">
            <text:p>105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704" calcext:value-type="float">
            <text:p>105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9232" calcext:value-type="float">
            <text:p>105.8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8376" calcext:value-type="float">
            <text:p>105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4536" calcext:value-type="float">
            <text:p>105.6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508" calcext:value-type="float">
            <text:p>105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3432" calcext:value-type="float">
            <text:p>105.1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028" calcext:value-type="float">
            <text:p>105.1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9736" calcext:value-type="float">
            <text:p>105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5936" calcext:value-type="float">
            <text:p>105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2616" calcext:value-type="float">
            <text:p>105.5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7168" calcext:value-type="float">
            <text:p>105.3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0216" calcext:value-type="float">
            <text:p>105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9736" calcext:value-type="float">
            <text:p>105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0112" calcext:value-type="float">
            <text:p>105.2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1344" calcext:value-type="float">
            <text:p>105.2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5144" calcext:value-type="float">
            <text:p>105.1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6752" calcext:value-type="float">
            <text:p>105.0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7504" calcext:value-type="float">
            <text:p>104.9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836" calcext:value-type="float">
            <text:p>104.9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1784" calcext:value-type="float">
            <text:p>104.9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8632" calcext:value-type="float">
            <text:p>104.8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1096" calcext:value-type="float">
            <text:p>104.7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9384" calcext:value-type="float">
            <text:p>104.7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8528" calcext:value-type="float">
            <text:p>104.8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2704" calcext:value-type="float">
            <text:p>104.6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024" calcext:value-type="float">
            <text:p>104.2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0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4632" calcext:value-type="float">
            <text:p>103.3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3552" calcext:value-type="float">
            <text:p>102.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372" calcext:value-type="float">
            <text:p>102.1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8232" calcext:value-type="float">
            <text:p>101.6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8376" calcext:value-type="float">
            <text:p>102.0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2848" calcext:value-type="float">
            <text:p>101.2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072" calcext:value-type="float">
            <text:p>101.1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9992" calcext:value-type="float">
            <text:p>100.5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2224" calcext:value-type="float">
            <text:p>100.8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6712" calcext:value-type="float">
            <text:p>100.9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024" calcext:value-type="float">
            <text:p>100.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1096" calcext:value-type="float">
            <text:p>100.9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0888" calcext:value-type="float">
            <text:p>100.8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1536" calcext:value-type="float">
            <text:p>100.6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3728" calcext:value-type="float">
            <text:p>100.6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1704" calcext:value-type="float">
            <text:p>100.5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9408" calcext:value-type="float">
            <text:p>100.4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5296" calcext:value-type="float">
            <text:p>100.2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1016" calcext:value-type="float">
            <text:p>100.3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968" calcext:value-type="float">
            <text:p>100.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5696" calcext:value-type="float">
            <text:p>99.6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2568" calcext:value-type="float">
            <text:p>99.0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3824" calcext:value-type="float">
            <text:p>98.4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5432" calcext:value-type="float">
            <text:p>98.3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2552" calcext:value-type="float">
            <text:p>98.1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844" calcext:value-type="float">
            <text:p>98.0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8544" calcext:value-type="float">
            <text:p>98.0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3512" calcext:value-type="float">
            <text:p>98.2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9712" calcext:value-type="float">
            <text:p>98.2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49232" calcext:value-type="float">
            <text:p>98.2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344" calcext:value-type="float">
            <text:p>98.7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052" calcext:value-type="float">
            <text:p>99.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9976" calcext:value-type="float">
            <text:p>99.6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1416" calcext:value-type="float">
            <text:p>99.7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5528" calcext:value-type="float">
            <text:p>99.8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9992" calcext:value-type="float">
            <text:p>100.5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2264" calcext:value-type="float">
            <text:p>101.1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408" calcext:value-type="float">
            <text:p>101.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98" calcext:value-type="float">
            <text:p>101.2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1072" calcext:value-type="float">
            <text:p>101.5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0152" calcext:value-type="float">
            <text:p>101.8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2072" calcext:value-type="float">
            <text:p>101.9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5496" calcext:value-type="float">
            <text:p>101.8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5016" calcext:value-type="float">
            <text:p>101.8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5288" calcext:value-type="float">
            <text:p>101.7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0152" calcext:value-type="float">
            <text:p>101.8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0904" calcext:value-type="float">
            <text:p>101.7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556" calcext:value-type="float">
            <text:p>101.6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0216" calcext:value-type="float">
            <text:p>101.5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0968" calcext:value-type="float">
            <text:p>101.4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8232" calcext:value-type="float">
            <text:p>101.6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8648" calcext:value-type="float">
            <text:p>101.9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372" calcext:value-type="float">
            <text:p>102.1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2904" calcext:value-type="float">
            <text:p>102.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2904" calcext:value-type="float">
            <text:p>102.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6096" calcext:value-type="float">
            <text:p>102.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764" calcext:value-type="float">
            <text:p>103.0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7536" calcext:value-type="float">
            <text:p>102.9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2-0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5112" calcext:value-type="float">
            <text:p>103.3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624" calcext:value-type="float">
            <text:p>103.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1624" calcext:value-type="float">
            <text:p>103.6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4504" calcext:value-type="float">
            <text:p>103.8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3064" calcext:value-type="float">
            <text:p>103.7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1832" calcext:value-type="float">
            <text:p>103.8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5216" calcext:value-type="float">
            <text:p>103.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244" calcext:value-type="float">
            <text:p>103.3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624" calcext:value-type="float">
            <text:p>103.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9224" calcext:value-type="float">
            <text:p>103.5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3648" calcext:value-type="float">
            <text:p>103.8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54" calcext:value-type="float">
            <text:p>104.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0264" calcext:value-type="float">
            <text:p>104.2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7944" calcext:value-type="float">
            <text:p>104.7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308" calcext:value-type="float">
            <text:p>104.6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9992" calcext:value-type="float">
            <text:p>104.3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6088" calcext:value-type="float">
            <text:p>104.3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7696" calcext:value-type="float">
            <text:p>104.2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2936" calcext:value-type="float">
            <text:p>104.2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1976" calcext:value-type="float">
            <text:p>104.2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016" calcext:value-type="float">
            <text:p>104.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1016" calcext:value-type="float">
            <text:p>104.1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1248" calcext:value-type="float">
            <text:p>103.7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6176" calcext:value-type="float">
            <text:p>103.5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3296" calcext:value-type="float">
            <text:p>103.3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1792" calcext:value-type="float">
            <text:p>103.4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9664" calcext:value-type="float">
            <text:p>103.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5176" calcext:value-type="float">
            <text:p>103.1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2296" calcext:value-type="float">
            <text:p>102.9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0272" calcext:value-type="float">
            <text:p>102.7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0296" calcext:value-type="float">
            <text:p>102.1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9712" calcext:value-type="float">
            <text:p>102.0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8168" calcext:value-type="float">
            <text:p>101.9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0736" calcext:value-type="float">
            <text:p>101.9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704" calcext:value-type="float">
            <text:p>101.6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8504" calcext:value-type="float">
            <text:p>101.5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5352" calcext:value-type="float">
            <text:p>101.4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6984" calcext:value-type="float">
            <text:p>100.8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6672" calcext:value-type="float">
            <text:p>100.6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308" calcext:value-type="float">
            <text:p>100.8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4168" calcext:value-type="float">
            <text:p>100.4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0432" calcext:value-type="float">
            <text:p>100.2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3752" calcext:value-type="float">
            <text:p>100.1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0328" calcext:value-type="float">
            <text:p>100.1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3376" calcext:value-type="float">
            <text:p>100.1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0224" calcext:value-type="float">
            <text:p>100.0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5736" calcext:value-type="float">
            <text:p>99.9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1944" calcext:value-type="float">
            <text:p>98.6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4512" calcext:value-type="float">
            <text:p>98.5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3176" calcext:value-type="float">
            <text:p>98.5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128" calcext:value-type="float">
            <text:p>98.5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4136" calcext:value-type="float">
            <text:p>98.6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088" calcext:value-type="float">
            <text:p>98.6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2048" calcext:value-type="float">
            <text:p>98.6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3384" calcext:value-type="float">
            <text:p>98.7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1296" calcext:value-type="float">
            <text:p>98.7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4928" calcext:value-type="float">
            <text:p>98.8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1024" calcext:value-type="float">
            <text:p>98.8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7872" calcext:value-type="float">
            <text:p>98.7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472" calcext:value-type="float">
            <text:p>98.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1296" calcext:value-type="float">
            <text:p>98.7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792" calcext:value-type="float">
            <text:p>98.9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4176" calcext:value-type="float">
            <text:p>98.9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1712" calcext:value-type="float">
            <text:p>99.0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8664" calcext:value-type="float">
            <text:p>99.0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8288" calcext:value-type="float">
            <text:p>99.0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1544" calcext:value-type="float">
            <text:p>99.2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4592" calcext:value-type="float">
            <text:p>99.2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6888" calcext:value-type="float">
            <text:p>99.3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08" calcext:value-type="float">
            <text:p>99.3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0416" calcext:value-type="float">
            <text:p>99.3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7096" calcext:value-type="float">
            <text:p>99.4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8744" calcext:value-type="float">
            <text:p>99.6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7136" calcext:value-type="float">
            <text:p>99.7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3336" calcext:value-type="float">
            <text:p>99.8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8952" calcext:value-type="float">
            <text:p>99.8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8448" calcext:value-type="float">
            <text:p>100.3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656" calcext:value-type="float">
            <text:p>100.4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924" calcext:value-type="float">
            <text:p>100.5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9488" calcext:value-type="float">
            <text:p>101.0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7608" calcext:value-type="float">
            <text:p>101.2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344" calcext:value-type="float">
            <text:p>101.4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3568" calcext:value-type="float">
            <text:p>103.2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9664" calcext:value-type="float">
            <text:p>103.2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4632" calcext:value-type="float">
            <text:p>103.3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7888" calcext:value-type="float">
            <text:p>103.4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34" calcext:value-type="float">
            <text:p>103.4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0728" calcext:value-type="float">
            <text:p>103.3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8744" calcext:value-type="float">
            <text:p>103.4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1584" calcext:value-type="float">
            <text:p>103.3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4256" calcext:value-type="float">
            <text:p>103.3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9872" calcext:value-type="float">
            <text:p>103.3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7952" calcext:value-type="float">
            <text:p>103.2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5384" calcext:value-type="float">
            <text:p>103.2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96" calcext:value-type="float">
            <text:p>103.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0896" calcext:value-type="float">
            <text:p>103.1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3464" calcext:value-type="float">
            <text:p>103.1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6808" calcext:value-type="float">
            <text:p>102.4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5952" calcext:value-type="float">
            <text:p>102.4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7698823529" calcext:value-type="float">
            <text:p>102.38769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2295483871" calcext:value-type="float">
            <text:p>103.292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7856" calcext:value-type="float">
            <text:p>103.89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8916129032" calcext:value-type="float">
            <text:p>104.3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8888" calcext:value-type="float">
            <text:p>105.1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8116129032" calcext:value-type="float">
            <text:p>105.61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634322581" calcext:value-type="float">
            <text:p>104.87263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71376" calcext:value-type="float">
            <text:p>104.04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9016258065" calcext:value-type="float">
            <text:p>103.20901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36112" calcext:value-type="float">
            <text:p>103.2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3457548387" calcext:value-type="float">
            <text:p>103.59345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8307310345" calcext:value-type="float">
            <text:p>103.568307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560283871" calcext:value-type="float">
            <text:p>103.89560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263741936" calcext:value-type="float">
            <text:p>104.39026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6046" calcext:value-type="float">
            <text:p>105.016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7647741936" calcext:value-type="float">
            <text:p>105.557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46872" calcext:value-type="float">
            <text:p>104.9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1933677419" calcext:value-type="float">
            <text:p>105.41193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589935484" calcext:value-type="float">
            <text:p>105.1565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92192" calcext:value-type="float">
            <text:p>104.6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1079225807" calcext:value-type="float">
            <text:p>104.401079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58216" calcext:value-type="float">
            <text:p>104.18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8317419355" calcext:value-type="float">
            <text:p>102.55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628714286" calcext:value-type="float">
            <text:p>103.110628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9894709677" calcext:value-type="float">
            <text:p>103.64989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452645161" calcext:value-type="float">
            <text:p>109.10945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76496" calcext:value-type="float">
            <text:p>108.3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6365419355" calcext:value-type="float">
            <text:p>108.27636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3518" calcext:value-type="float">
            <text:p>109.173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1395870968" calcext:value-type="float">
            <text:p>109.17139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8151225807" calcext:value-type="float">
            <text:p>109.16815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32272" calcext:value-type="float">
            <text:p>108.5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789806452" calcext:value-type="float">
            <text:p>107.98478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81816" calcext:value-type="float">
            <text:p>107.82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6174451613" calcext:value-type="float">
            <text:p>108.346174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3293142857" calcext:value-type="float">
            <text:p>108.75329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3275612903" calcext:value-type="float">
            <text:p>109.14327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099716129" calcext:value-type="float">
            <text:p>108.93099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71736" calcext:value-type="float">
            <text:p>108.90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9932129032" calcext:value-type="float">
            <text:p>109.47993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03544" calcext:value-type="float">
            <text:p>109.82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0736774194" calcext:value-type="float">
            <text:p>109.010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8461419355" calcext:value-type="float">
            <text:p>106.75846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73632" calcext:value-type="float">
            <text:p>108.0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1597290323" calcext:value-type="float">
            <text:p>107.93159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6891870968" calcext:value-type="float">
            <text:p>108.18689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7869571429" calcext:value-type="float">
            <text:p>108.357869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5538064516" calcext:value-type="float">
            <text:p>108.465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3223225807" calcext:value-type="float">
            <text:p>109.363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4464" calcext:value-type="float">
            <text:p>109.2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1629419355" calcext:value-type="float">
            <text:p>111.53162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79928" calcext:value-type="float">
            <text:p>112.0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5353290323" calcext:value-type="float">
            <text:p>112.07535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9373419355" calcext:value-type="float">
            <text:p>111.76937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9592" calcext:value-type="float">
            <text:p>110.9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888258064" calcext:value-type="float">
            <text:p>110.566888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48512" calcext:value-type="float">
            <text:p>110.59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356283871" calcext:value-type="float">
            <text:p>110.43356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1602482759" calcext:value-type="float">
            <text:p>110.751602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8611354839" calcext:value-type="float">
            <text:p>110.85861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3097548387" calcext:value-type="float">
            <text:p>112.14309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23656" calcext:value-type="float">
            <text:p>112.6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086916129" calcext:value-type="float">
            <text:p>113.24086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96496" calcext:value-type="float">
            <text:p>112.96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7699096774" calcext:value-type="float">
            <text:p>113.63769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7051612903" calcext:value-type="float">
            <text:p>113.447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37312" calcext:value-type="float">
            <text:p>113.06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9452903226" calcext:value-type="float">
            <text:p>112.749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4832" calcext:value-type="float">
            <text:p>112.5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9909677419" calcext:value-type="float">
            <text:p>112.83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6391285714" calcext:value-type="float">
            <text:p>113.076391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0753032258" calcext:value-type="float">
            <text:p>113.54075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8410064516" calcext:value-type="float">
            <text:p>113.91841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91364" calcext:value-type="float">
            <text:p>114.299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4556645161" calcext:value-type="float">
            <text:p>114.89455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28872" calcext:value-type="float">
            <text:p>114.6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69159741936" calcext:value-type="float">
            <text:p>115.36915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6407741936" calcext:value-type="float">
            <text:p>114.686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18368" calcext:value-type="float">
            <text:p>114.11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0250322581" calcext:value-type="float">
            <text:p>113.230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804" calcext:value-type="float">
            <text:p>110.95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7697032258" calcext:value-type="float">
            <text:p>111.18769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443142857" calcext:value-type="float">
            <text:p>111.09644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7535483871" calcext:value-type="float">
            <text:p>110.9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896888889" calcext:value-type="float">
            <text:p>111.809896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0719" calcext:value-type="float">
            <text:p>115.480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2342" calcext:value-type="float">
            <text:p>115.512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8863428571" calcext:value-type="float">
            <text:p>115.438863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63816" calcext:value-type="float">
            <text:p>116.2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332384" calcext:value-type="float">
            <text:p>116.083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4163692308" calcext:value-type="float">
            <text:p>115.844163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46992" calcext:value-type="float">
            <text:p>115.4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008576" calcext:value-type="float">
            <text:p>115.870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0086181818" calcext:value-type="float">
            <text:p>115.890086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008992" calcext:value-type="float">
            <text:p>116.330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75" calcext:value-type="float">
            <text:p>142.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92" calcext:value-type="float">
            <text:p>138.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92" calcext:value-type="float">
            <text:p>138.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92" calcext:value-type="float">
            <text:p>138.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76" calcext:value-type="float">
            <text:p>142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64" calcext:value-type="float">
            <text:p>150.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12" calcext:value-type="float">
            <text:p>142.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992" calcext:value-type="float">
            <text:p>145.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08" calcext:value-type="float">
            <text:p>143.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48" calcext:value-type="float">
            <text:p>137.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84" calcext:value-type="float">
            <text:p>139.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92" calcext:value-type="float">
            <text:p>138.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92" calcext:value-type="float">
            <text:p>138.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48" calcext:value-type="float">
            <text:p>137.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04" calcext:value-type="float">
            <text:p>136.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96" calcext:value-type="float">
            <text:p>122.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4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052088133501</text:p>
          </table:table-cell>
          <table:table-cell office:value-type="string" calcext:value-type="string">
            <text:p>193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50" meta:object-count="0"/>
    <meta:user-defined meta:name="AppVersion">3.0</meta:user-defined>
  </office:meta>
</office:document-meta>
</file>